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ffbfa" officeooo:paragraph-rsid="000ffbfa"/>
    </style:style>
    <style:style style:name="P2" style:family="paragraph" style:parent-style-name="Standard">
      <style:paragraph-properties fo:margin-top="0in" fo:margin-bottom="0.2402in" loext:contextual-spacing="false"/>
      <style:text-properties style:font-name="DejaVu Sans" officeooo:rsid="000ffbfa" officeooo:paragraph-rsid="000ffbfa"/>
    </style:style>
    <style:style style:name="P3" style:family="paragraph" style:parent-style-name="Standard" style:list-style-name="L1">
      <style:paragraph-properties fo:margin-top="0in" fo:margin-bottom="0.2402in" loext:contextual-spacing="false"/>
      <style:text-properties style:font-name="DejaVu Sans" officeooo:rsid="000ffbfa" officeooo:paragraph-rsid="0010de04"/>
    </style:style>
    <style:style style:name="P4" style:family="paragraph" style:parent-style-name="Standard" style:list-style-name="L1">
      <style:paragraph-properties fo:margin-top="0in" fo:margin-bottom="0.2402in" loext:contextual-spacing="false"/>
      <style:text-properties style:font-name="DejaVu Sans" officeooo:rsid="0010de04" officeooo:paragraph-rsid="00132e1b"/>
    </style:style>
    <style:style style:name="P5" style:family="paragraph" style:parent-style-name="Standard" style:list-style-name="L1">
      <style:paragraph-properties fo:margin-top="0in" fo:margin-bottom="0.2402in" loext:contextual-spacing="false"/>
      <style:text-properties style:font-name="DejaVu Sans" officeooo:rsid="0010de04" officeooo:paragraph-rsid="0010de04"/>
    </style:style>
    <style:style style:name="P6" style:family="paragraph" style:parent-style-name="Standard" style:list-style-name="L1">
      <style:paragraph-properties fo:margin-top="0in" fo:margin-bottom="0.2402in" loext:contextual-spacing="false"/>
      <style:text-properties style:font-name="DejaVu Sans" officeooo:rsid="00123c49" officeooo:paragraph-rsid="00123c49"/>
    </style:style>
    <style:style style:name="P7" style:family="paragraph" style:parent-style-name="Standard" style:list-style-name="L1">
      <style:paragraph-properties fo:margin-top="0in" fo:margin-bottom="0.2402in" loext:contextual-spacing="false"/>
      <style:text-properties style:font-name="DejaVu Sans" officeooo:rsid="00123c49" officeooo:paragraph-rsid="001bf283"/>
    </style:style>
    <style:style style:name="P8" style:family="paragraph" style:parent-style-name="Standard" style:list-style-name="L1">
      <style:paragraph-properties fo:margin-top="0in" fo:margin-bottom="0.2402in" loext:contextual-spacing="false"/>
      <style:text-properties style:font-name="DejaVu Sans" officeooo:rsid="00132e1b" officeooo:paragraph-rsid="00132e1b"/>
    </style:style>
    <style:style style:name="P9" style:family="paragraph" style:parent-style-name="Standard">
      <style:paragraph-properties fo:margin-top="0in" fo:margin-bottom="0.2402in" loext:contextual-spacing="false"/>
      <style:text-properties style:font-name="DejaVu Sans" officeooo:rsid="00132e1b" officeooo:paragraph-rsid="00132e1b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style:font-name="DejaVu Sans"/>
    </style:style>
    <style:style style:name="P12" style:family="paragraph">
      <loext:graphic-properties draw:fill="solid" draw:fill-color="#ffffff"/>
      <style:text-properties style:font-name="DejaVu Sans" fo:font-size="10pt" style:font-size-asian="10pt" style:font-size-complex="10pt"/>
    </style:style>
    <style:style style:name="P13" style:family="paragraph">
      <loext:graphic-properties draw:fill="none" draw:fill-color="#ffffff"/>
      <style:text-properties style:font-name="DejaVu Sans" fo:font-size="10pt" style:font-size-asian="10pt" style:font-size-complex="10pt"/>
    </style:style>
    <style:style style:name="T1" style:family="text">
      <style:text-properties style:text-position="sub 58%" style:font-size-asian="10.5pt"/>
    </style:style>
    <style:style style:name="T2" style:family="text">
      <style:text-properties style:text-position="sub 58%" officeooo:rsid="00123c49" style:font-size-asian="10.5pt"/>
    </style:style>
    <style:style style:name="T3" style:family="text">
      <style:text-properties style:text-position="sub 58%" officeooo:rsid="00132e1b" style:font-size-asian="10.5pt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0de04"/>
    </style:style>
    <style:style style:name="T6" style:family="text">
      <style:text-properties style:text-position="0% 100%" officeooo:rsid="00123c49"/>
    </style:style>
    <style:style style:name="T7" style:family="text">
      <style:text-properties style:text-position="0% 100%" style:font-size-asian="10.5pt"/>
    </style:style>
    <style:style style:name="T8" style:family="text">
      <style:text-properties style:text-position="0% 100%" officeooo:rsid="00132e1b" style:font-size-asian="10.5pt"/>
    </style:style>
    <style:style style:name="T9" style:family="text">
      <style:text-properties style:text-position="0% 100%" officeooo:rsid="00123c49" style:font-size-asian="10.5pt"/>
    </style:style>
    <style:style style:name="T10" style:family="text">
      <style:text-properties style:text-position="0% 100%" officeooo:rsid="001ba68d" style:font-size-asian="10.5pt"/>
    </style:style>
    <style:style style:name="T11" style:family="text">
      <style:text-properties style:text-position="0% 100%" officeooo:rsid="00132e1b"/>
    </style:style>
    <style:style style:name="T12" style:family="text">
      <style:text-properties style:text-position="0% 100%" officeooo:rsid="0016a2f2"/>
    </style:style>
    <style:style style:name="T13" style:family="text">
      <style:text-properties style:text-position="0% 100%" officeooo:rsid="00187da9"/>
    </style:style>
    <style:style style:name="T14" style:family="text">
      <style:text-properties style:text-position="0% 100%" officeooo:rsid="0019e306"/>
    </style:style>
    <style:style style:name="T15" style:family="text">
      <style:text-properties style:text-position="0% 100%" officeooo:rsid="001ba68d"/>
    </style:style>
    <style:style style:name="T16" style:family="text">
      <style:text-properties style:text-position="0% 100%" officeooo:rsid="001bf283"/>
    </style:style>
    <style:style style:name="T17" style:family="text">
      <style:text-properties officeooo:rsid="00123c49"/>
    </style:style>
    <style:style style:name="T18" style:family="text">
      <style:text-properties style:font-name="DejaVu Sans"/>
    </style:style>
    <style:style style:name="T19" style:family="text">
      <style:text-properties style:font-name="DejaVu Sans" fo:font-size="10pt" style:font-size-asian="10pt" style:font-size-complex="10pt"/>
    </style:style>
    <style:style style:name="T20" style:family="text">
      <style:text-properties style:text-position="sub 58%" style:font-name="DejaVu Sans" fo:font-size="10pt" style:font-size-asian="10pt" style:font-size-complex="10p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0909in" fo:min-width="0.0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marker-end="Small_20_Arrow" draw:marker-end-width="0.1in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solid" draw:fill-color="#ffffff" fo:min-height="0.1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1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00" draw:marker-end="Small_20_Arrow" draw:marker-end-width="0.0598in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harpe</text:p>
      <text:p text:style-name="P1"/>
      <text:p text:style-name="P1">Description of Generic Path Following Algorithm:</text:p>
      <text:p text:style-name="P2"/>
      <text:list xml:id="list633665741" text:style-name="L1">
        <text:list-item>
          <text:p text:style-name="P3">Define the path to be followed as a parametric function. (<text:span text:style-name="T17">F =</text:span> <draw:frame draw:style-name="fr1" draw:name="Object1" text:anchor-type="as-char" svg:y="-0.1728in" svg:width="1.8445in" svg:height="0.2335in" draw:z-index="13"><draw:object xlink:href="./Object 1" xlink:type="simple" xlink:show="embed" xlink:actuate="onLoad"/><draw:image xlink:href="./ObjectReplacements/Object 1" xlink:type="simple" xlink:show="embed" xlink:actuate="onLoad"/></draw:frame><text:span text:style-name="T5"><text:s/>where </text:span><text:span text:style-name="T11">T</text:span><text:span text:style-name="T5"> is your parametric variable)</text:span></text:p>
        </text:list-item>
        <text:list-item>
          <text:p text:style-name="P4"><text:span text:style-name="T4">Place the object that will follow the path in its initial position P0 = (x, y, z) = (Fx(</text:span><text:span text:style-name="T6">T</text:span><text:span text:style-name="T3">0</text:span><text:span text:style-name="T4">), Fy(</text:span><text:span text:style-name="T6">T</text:span><text:span text:style-name="T3">0</text:span><text:span text:style-name="T4">), Fz(</text:span><text:span text:style-name="T6">T</text:span><text:span text:style-name="T3">0</text:span><text:span text:style-name="T4">)).</text:span></text:p>
        </text:list-item>
        <text:list-item>
          <text:p text:style-name="P5"><text:span text:style-name="T4">Set the desired speed for the object.</text:span></text:p>
        </text:list-item>
        <text:list-item>
          <text:p text:style-name="P5"><text:span text:style-name="T4">Get the amount of time passed since last update of object’s position. (</text:span><text:span text:style-name="T12">F</text:span><text:span text:style-name="T4">or a game, </text:span><text:span text:style-name="T12">this will be </text:span><text:span text:style-name="T4">the time interval between last call of main game loop and current call of main game loop, e.g., for 60 frames / sec, time would be approximately 1/60 = 0.</text:span><text:span text:style-name="T12">0</text:span><text:span text:style-name="T4">167 secs.)</text:span></text:p>
        </text:list-item>
        <text:list-item>
          <text:p text:style-name="P5"><text:span text:style-name="T4">Calculate desired distance object is to travel by multiplying speed * time.</text:span></text:p>
        </text:list-item>
        <text:list-item>
          <text:p text:style-name="P5"><text:span text:style-name="T4">Create a new point on the path, P1, just slightly ahead of P0, by adding a small increment </text:span><text:span text:style-name="T13">(delta T) </text:span><text:span text:style-name="T4">to the initial value of your parametric variable and calling your parametric function, P1 = (Fx(</text:span><text:span text:style-name="T6">T0</text:span><text:span text:style-name="T4"> + delta T), Fy(</text:span><text:span text:style-name="T6">T0</text:span><text:span text:style-name="T4"> + delta T), Fz(</text:span><text:span text:style-name="T6">T0</text:span><text:span text:style-name="T4"> + delta T). <text:s/></text:span><text:span text:style-name="T13">(Unfortunately this is a bit confusing, because I used T for </text:span><text:span text:style-name="T14">the </text:span><text:span text:style-name="T13">parametric variable name. The delta T here is NOT the change in time, it’s just an arbitrarily small value selected to get a new point, P1).</text:span></text:p>
        </text:list-item>
        <text:list-item>
          <text:p text:style-name="P5"><text:span text:style-name="T4">Subtract P0 from P1 </text:span><text:span text:style-name="T6">and place </text:span><text:span text:style-name="T15">the result</text:span><text:span text:style-name="T6"> back into P1. P1 will then be a vector from P0 representing a tangent along your path (it will actually be a secant, but for small enough delta T they will be approximately the same).</text:span></text:p>
        </text:list-item>
        <text:list-item>
          <text:p text:style-name="P6"><text:span text:style-name="T4">Divide P1 by delta T, this gives you an approximation of F’(t) – the derivative of your parametric function.</text:span></text:p>
        </text:list-item>
        <text:list-item>
          <text:p text:style-name="P7"><text:span text:style-name="T15">Now we need to find the new value of the parametric variable, </text:span><text:span text:style-name="T7">T</text:span><text:span text:style-name="T3">NEW</text:span><text:span text:style-name="T8">, </text:span><text:span text:style-name="T15">to get the object to its new point, P2. </text:span><text:span text:style-name="T4">The distance to be traveled (calculate</text:span><text:span text:style-name="T15">d</text:span><text:span text:style-name="T4"> in step 5) = T</text:span><text:span text:style-name="T1">INCREMENT</text:span><text:span text:style-name="T4"> * F’(t). </text:span><text:span text:style-name="T16">So </text:span><text:span text:style-name="T4">T</text:span><text:span text:style-name="T1">INCREMENT</text:span><text:span text:style-name="T7"> = distance / F’(</text:span><text:span text:style-name="T8">t).</text:span></text:p>
        </text:list-item>
        <text:list-item>
          <text:p text:style-name="P8"><text:span text:style-name="T7">Add <text:s/></text:span><text:span text:style-name="T9">T</text:span><text:span text:style-name="T2">INCREMENT</text:span><text:span text:style-name="T9"> </text:span><text:span text:style-name="T7">to <text:s/></text:span><text:span text:style-name="T9">T</text:span><text:span text:style-name="T1">0</text:span><text:span text:style-name="T7"> to get <text:s/></text:span><text:span text:style-name="T9">T</text:span><text:span text:style-name="T1">NEW</text:span><text:span text:style-name="T7">. (</text:span><text:span text:style-name="T9">T</text:span><text:span text:style-name="T1">NEW</text:span><text:span text:style-name="T7"> = </text:span><text:span text:style-name="T9">T</text:span><text:span text:style-name="T1">0</text:span><text:span text:style-name="T7"> + </text:span><text:span text:style-name="T9">T</text:span><text:span text:style-name="T2">INCREMENT</text:span><text:span text:style-name="T7">).</text:span></text:p>
        </text:list-item>
        <text:list-item>
          <text:p text:style-name="P8"><text:span text:style-name="T7">Feed </text:span><text:span text:style-name="T9">T</text:span><text:span text:style-name="T1">NEW</text:span><text:span text:style-name="T7"> into your parametric function to get the updated pos</text:span><text:span text:style-name="T10">i</text:span><text:span text:style-name="T7">tion for your object, P2 = (Fx( </text:span><text:span text:style-name="T9">T</text:span><text:span text:style-name="T1">NEW</text:span><text:span text:style-name="T7">), Fy( </text:span><text:span text:style-name="T9">T</text:span><text:span text:style-name="T1">NEW</text:span><text:span text:style-name="T7">), Fz( </text:span><text:span text:style-name="T9">T</text:span><text:span text:style-name="T1">NEW</text:span><text:span text:style-name="T7">)).</text:span></text:p>
        </text:list-item>
        <text:list-item>
          <text:p text:style-name="P8"><text:span text:style-name="T7">Move object to P2.</text:span></text:p>
        </text:list-item>
      </text:list>
      <text:p text:style-name="P9"><draw:path text:anchor-type="paragraph" draw:z-index="0" draw:name="Shape1" draw:style-name="gr1" draw:text-style-name="P10" svg:width="6.0606in" svg:height="3.365in" draw:transform="skewX (5.66213897304888E-017) rotate (1.14703038441067) translate (0.428472222222222in 4.91597222222222in)" svg:viewBox="0 0 15395 8548" svg:d="M0 0c8926 0 15395 8548 15395 8548"><text:p/></draw:path><draw:custom-shape text:anchor-type="paragraph" draw:z-index="1" draw:name="Shape2" draw:style-name="gr2" draw:text-style-name="P10" svg:width="0.0787in" svg:height="0.0787in" svg:x="0.3909in" svg:y="4.8583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" draw:name="Shape3" draw:style-name="gr3" draw:text-style-name="P10" svg:width="0.0913in" svg:height="0.0913in" svg:x="2.4728in" svg:y="2.3681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" draw:name="Shape4" draw:style-name="gr4" draw:text-style-name="P10" svg:width="0.1043in" svg:height="0.1043in" svg:x="5.1028in" svg:y="0.9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" draw:name="Shape5" draw:style-name="gr5" draw:text-style-name="P11" svg:width="0.2669in" svg:height="0.3378in" svg:x="0.511in" svg:y="4.9161in"><draw:text-box><text:p><text:span text:style-name="T18">P</text:span><text:span text:style-name="T18">0</text:span></text:p></draw:text-box></draw:frame><draw:frame text:anchor-type="paragraph" draw:z-index="5" draw:name="Shape5" draw:style-name="gr5" draw:text-style-name="P11" svg:width="0.2669in" svg:height="0.3378in" svg:x="2.2972in" svg:y="2.1217in"><draw:text-box><text:p><text:span text:style-name="T18">P</text:span><text:span text:style-name="T18">1</text:span></text:p></draw:text-box></draw:frame><draw:frame text:anchor-type="paragraph" draw:z-index="6" draw:name="Shape5" draw:style-name="gr5" draw:text-style-name="P11" svg:width="0.2669in" svg:height="0.3378in" svg:x="4.8362in" svg:y="0.7366in"><draw:text-box><text:p><text:span text:style-name="T18">P2</text:span></text:p></draw:text-box></draw:frame><draw:line text:anchor-type="paragraph" draw:z-index="7" draw:name="Shape6" draw:style-name="gr6" draw:text-style-name="P10" svg:x1="0.4283in" svg:y1="4.8862in" svg:x2="2.4992in" svg:y2="2.4591in"><text:p/></draw:line><draw:line text:anchor-type="paragraph" draw:z-index="8" draw:name="Shape6" draw:style-name="gr6" draw:text-style-name="P10" svg:x1="0.4283in" svg:y1="4.8862in" svg:x2="5.1331in" svg:y2="1.0744in"><text:p/></draw:line><draw:frame text:anchor-type="paragraph" draw:z-index="9" draw:name="Shape7" draw:style-name="gr7" draw:text-style-name="P12" svg:width="0.6134in" svg:height="0.1803in" svg:x="1.9272in" svg:y="2.9028in"><draw:text-box><text:p><text:span text:style-name="T19">delta <text:s/>T</text:span></text:p></draw:text-box></draw:frame><draw:frame text:anchor-type="paragraph" draw:z-index="10" draw:name="Shape7" draw:style-name="gr8" draw:text-style-name="P13" svg:width="0.6134in" svg:height="0.2071in" svg:x="3.6752in" svg:y="2.3591in"><draw:text-box><text:p><text:span text:style-name="T19">T</text:span><text:span text:style-name="T20">NEW</text:span></text:p></draw:text-box></draw:frame><draw:frame text:anchor-type="paragraph" draw:z-index="11" draw:name="Shape8" draw:style-name="gr9" draw:text-style-name="P11" svg:width="0.6831in" svg:height="0.1953in" svg:x="2.7083in" svg:y="1.1972in"><draw:text-box><text:p><text:span text:style-name="T18">pa</text:span><text:span text:style-name="T18">th</text:span></text:p></draw:text-box></draw:frame><draw:path text:anchor-type="paragraph" draw:z-index="12" draw:name="Shape9" draw:style-name="gr10" draw:text-style-name="P10" svg:width="0.578in" svg:height="0.3579in" svg:x="3.1193in" svg:y="1.3075in" svg:viewBox="0 0 1469 910" svg:d="M0 0c852 0 1469 910 1469 910"><text:p/></draw:path><text:soft-page-break/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5:30:22.284156074</meta:creation-date>
    <dc:date>2018-11-16T17:03:39.556858039</dc:date>
    <meta:editing-duration>PT36M53S</meta:editing-duration>
    <meta:editing-cycles>9</meta:editing-cycles>
    <meta:generator>LibreOffice/6.0.6.2$Linux_X86_64 LibreOffice_project/00m0$Build-2</meta:generator>
    <meta:document-statistic meta:table-count="0" meta:image-count="0" meta:object-count="1" meta:page-count="2" meta:paragraph-count="14" meta:word-count="352" meta:character-count="1872" meta:non-whitespace-character-count="1540"/>
  </office:meta>
</office:document-meta>
</file>

<file path=Object 1/content.xml><?xml version="1.0" encoding="utf-8"?>
<math xmlns="http://www.w3.org/1998/Math/MathML" display="block">
  <semantics>
    <mrow>
      <msub>
        <mi>F</mi>
        <mi>x</mi>
      </msub>
      <mrow>
        <mo fence="true" stretchy="false">(</mo>
        <mrow>
          <mi>T</mi>
        </mrow>
        <mo fence="true" stretchy="false">)</mo>
      </mrow>
      <mrow>
        <mover accent="true">
          <mi>i</mi>
          <mo stretchy="false">^</mo>
        </mover>
        <mo stretchy="false">+</mo>
        <msub>
          <mi>F</mi>
          <mi>y</mi>
        </msub>
      </mrow>
      <mrow>
        <mo fence="true" stretchy="false">(</mo>
        <mrow>
          <mi>T</mi>
        </mrow>
        <mo fence="true" stretchy="false">)</mo>
      </mrow>
      <mrow>
        <mover accent="true">
          <mi>j</mi>
          <mo stretchy="false">^</mo>
        </mover>
        <mo stretchy="false">+</mo>
        <msub>
          <mi>F</mi>
          <mi>z</mi>
        </msub>
      </mrow>
      <mrow>
        <mo fence="true" stretchy="false">(</mo>
        <mrow>
          <mi>T</mi>
        </mrow>
        <mo fence="true" stretchy="false">)</mo>
      </mrow>
      <mover accent="true">
        <mi>k</mi>
        <mo stretchy="false">^</mo>
      </mover>
    </mrow>
    <annotation encoding="StarMath 5.0">F_{x}(T) hat i +  F_{y}(T) hat j +  F_{z}(T) hat k</annotation>
  </semantics>
</math>
</file>